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1bfa02" officeooo:paragraph-rsid="001bfa02"/>
    </style:style>
    <style:style style:name="P2" style:family="paragraph" style:parent-style-name="Preformatted_20_Text">
      <style:text-properties officeooo:rsid="001de160" officeooo:paragraph-rsid="001de160"/>
    </style:style>
    <style:style style:name="P3" style:family="paragraph" style:parent-style-name="Preformatted_20_Text">
      <style:text-properties officeooo:rsid="001de160" officeooo:paragraph-rsid="0020067b"/>
    </style:style>
    <style:style style:name="P4" style:family="paragraph" style:parent-style-name="Preformatted_20_Text">
      <style:text-properties officeooo:rsid="0020067b" officeooo:paragraph-rsid="0020067b"/>
    </style:style>
    <style:style style:name="P5" style:family="paragraph" style:parent-style-name="Preformatted_20_Text">
      <style:paragraph-properties fo:margin-top="0in" fo:margin-bottom="0.1965in" loext:contextual-spacing="false"/>
    </style:style>
    <style:style style:name="P6" style:family="paragraph" style:parent-style-name="Standard">
      <style:text-properties officeooo:rsid="00184991" officeooo:paragraph-rsid="00184991"/>
    </style:style>
    <style:style style:name="P7" style:family="paragraph" style:parent-style-name="Standard">
      <style:text-properties officeooo:paragraph-rsid="00184991"/>
    </style:style>
    <style:style style:name="P8" style:family="paragraph" style:parent-style-name="Standard">
      <style:text-properties officeooo:rsid="001bfa02" officeooo:paragraph-rsid="001bfa02"/>
    </style:style>
    <style:style style:name="P9" style:family="paragraph" style:parent-style-name="Standard">
      <style:text-properties officeooo:rsid="001de160" officeooo:paragraph-rsid="001de160"/>
    </style:style>
    <style:style style:name="P10" style:family="paragraph" style:parent-style-name="Standard">
      <style:text-properties officeooo:paragraph-rsid="001de160"/>
    </style:style>
    <style:style style:name="P11" style:family="paragraph" style:parent-style-name="Standard">
      <style:text-properties officeooo:rsid="0020067b" officeooo:paragraph-rsid="0020067b"/>
    </style:style>
    <style:style style:name="T1" style:family="text">
      <style:text-properties officeooo:rsid="00184991"/>
    </style:style>
    <style:style style:name="T2" style:family="text">
      <style:text-properties officeooo:rsid="001a3a4f"/>
    </style:style>
    <style:style style:name="T3" style:family="text">
      <style:text-properties officeooo:rsid="001cd284"/>
    </style:style>
    <style:style style:name="T4" style:family="text">
      <style:text-properties officeooo:rsid="001de160"/>
    </style:style>
    <style:style style:name="T5" style:family="text">
      <style:text-properties officeooo:rsid="001f1b68"/>
    </style:style>
    <style:style style:name="T6" style:family="text">
      <style:text-properties style:text-line-through-style="solid" style:text-line-through-type="single" officeooo:rsid="001f1b68"/>
    </style:style>
    <style:style style:name="T7" style:family="text">
      <style:text-properties style:text-line-through-style="none" style:text-line-through-type="none"/>
    </style:style>
    <style:style style:name="T8" style:family="text">
      <style:text-properties style:text-line-through-style="none" style:text-line-through-type="none" officeooo:rsid="001f1b68"/>
    </style:style>
    <style:style style:name="T9" style:family="text">
      <style:text-properties style:text-line-through-style="none" style:text-line-through-type="none" officeooo:rsid="002006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C++ has a few ways to open a file, depending on the needs of the application being written. Firstly, the original C library may be used to call fopen/fread/fclose. C++ offers a library </text:span><text:span text:style-name="T2">called &lt;fstream&gt; that gives us access to ofstream, ifstream, and fstream (used to create files, read from files, or both, respectively). These methods utilize Stream objects to manipulate files. Files that are manipulated in this way may be stored in any location, so long as the stream object is provided a proper path. Absolute and relative paths may be used, but absolute paths often need to have characters escaped for the compiler to parse properly and will be system dependant, while relative paths will be relative to the environment you call your executable from.</text:span></text:p>
      <text:p text:style-name="P6"/>
      <text:p text:style-name="P8">Recursion (an aspect of programming I am particularly fond of, and often mystified by) has tremendous advantages and disadvantages. In regards to object-oriented programming, recursion certainly offers a more elegant and clean way to perform repeating tasks, but is often extremely difficult to logically visuallize, as well as debug. <text:span text:style-name="T3">An example of a recursive function can be found in the Fraction homework assignment for Week 5. When adding two fractions, we need to find their greatest common </text:span><text:span text:style-name="T4">denominator.</text:span></text:p>
      <text:p text:style-name="P8"/>
      <text:p text:style-name="P1">int gcd(int x, int y)</text:p>
      <text:p text:style-name="Preformatted_20_Text">{</text:p>
      <text:p text:style-name="Preformatted_20_Text"><text:s text:c="2"/>if (y == 0)</text:p>
      <text:p text:style-name="Preformatted_20_Text"><text:s text:c="5"/>return x;</text:p>
      <text:p text:style-name="Preformatted_20_Text"><text:s text:c="2"/>else</text:p>
      <text:p text:style-name="Preformatted_20_Text"><text:s text:c="5"/>return gcd(y, x % y);</text:p>
      <text:p text:style-name="P5">}</text:p>
      <text:p text:style-name="P9">Assume x and y are denominators to two fractions. If the second fraction’s denominator is 0, we will immediately return the first fraction’s denominator, as that would be the greatest common number. However, if it isn’t, we’ll perform the same task again, only this time through we’re going to test the returned value of x mod y against 0 and if that’s true, return the original second denominator. This is reapeated over and over until one hits 0, and the other number we are left with is the greatest common factor between the two. This is an example of Tail Recurion, which tends to be much easier to visualize due to it’s logical similarities with loops. Augmenting Recursion, on the other hand, can be a bit more tricky. Let’s look at the mathematical Factorial expression:</text:p>
      <text:p text:style-name="P9"/>
      <text:p text:style-name="P2">int fact(int n)</text:p>
      <text:p text:style-name="Preformatted_20_Text">{</text:p>
      <text:p text:style-name="Preformatted_20_Text"><text:s text:c="3"/>if (n == 0)</text:p>
      <text:p text:style-name="Preformatted_20_Text"><text:s text:c="6"/>return 1;</text:p>
      <text:p text:style-name="Preformatted_20_Text"><text:s text:c="3"/>else</text:p>
      <text:p text:style-name="Preformatted_20_Text"><text:s text:c="6"/>return n * fact(n - 1);</text:p>
      <text:p text:style-name="P5">}</text:p>
      <text:p text:style-name="P10"><text:span text:style-name="T4">This is a little trickier, because we have to keep all previous answers in memory, then apply them one by one after we’ve finished going down the recursive rabbithole. Let’s take 5! = </text:span><text:span text:style-name="T5">120</text:span><text:span text:style-name="T4">. This is easier when we see it all laid out: 1</text:span><text:span text:style-name="T5">20 = 5 * 4 * 3 * 2 * 1 * </text:span><text:span text:style-name="T6">0</text:span><text:span text:style-name="T8">1 (we don’t want to mulitply by 0, of course, so we leave it at 1). So how do we get this from the function above? Fact(5). Is 5 == 0? No, let’s multiply 5 by… Fact(5 – 1). Ok, so 5 times, let’s see, 4 is not 0, so now it’s 4 times Fact(4 – 1)...We keep doing this, remembering each level above our current level’s numbers by which we need to multiply until the function finally returns something. And it does once we’ve called Fact(0), so now it looks like this:</text:span></text:p>
      <text:p text:style-name="P3"><text:span text:style-name="T8"/></text:p>
      <text:p text:style-name="P4"><text:span text:style-name="T8">5</text:span><text:span text:style-name="T7">(4(3(2(1(1)))))</text:span></text:p>
      <text:p text:style-name="P4"><text:span text:style-name="T7"/></text:p>
      <text:p text:style-name="P11"><text:span text:style-name="T8">A</text:span><text:span text:style-name="T7">nd we just follow the normal multiplication math.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17:00:05.163566231</meta:creation-date>
    <dc:date>2020-06-25T18:13:38.026781752</dc:date>
    <meta:editing-duration>PT22M41S</meta:editing-duration>
    <meta:editing-cycles>1</meta:editing-cycles>
    <meta:document-statistic meta:table-count="0" meta:image-count="0" meta:object-count="0" meta:page-count="1" meta:paragraph-count="20" meta:word-count="533" meta:character-count="2996" meta:non-whitespace-character-count="2448"/>
    <meta:generator>LibreOffice/6.4.4.2$Linux_X86_64 LibreOffice_project/40$Build-2</meta:generator>
  </office:meta>
</office:document-meta>
</file>